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pacity="0%" draw:textarea-horizontal-align="center" draw:textarea-vertical-align="middle" draw:shadow-offset-x="0.305cm" draw:shadow-offset-y="0.305cm" draw:shadow-opacity="0%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ellipse draw:style-name="gr1" draw:text-style-name="P1" draw:layer="layout" svg:width="8.255cm" svg:height="1.905cm" svg:x="8.06cm" svg:y="0.44cm">
          <text:p text:style-name="P1">ArrayList._size</text:p>
        </draw:ellipse>
        <draw:ellipse draw:style-name="gr1" draw:text-style-name="P2" draw:layer="layout" svg:width="3.175cm" svg:height="1.27cm" svg:x="1.81cm" svg:y="3.615cm">
          <text:p text:style-name="P1"><text:span text:style-name="T1">Add</text:span></text:p>
        </draw:ellipse>
        <draw:ellipse draw:style-name="gr1" draw:text-style-name="P2" draw:layer="layout" svg:width="3.175cm" svg:height="1.27cm" svg:x="6.111cm" svg:y="3.615cm">
          <text:p text:style-name="P1"><text:span text:style-name="T1">RemoveAt</text:span></text:p>
        </draw:ellipse>
        <draw:ellipse draw:style-name="gr1" draw:text-style-name="P2" draw:layer="layout" svg:width="3.175cm" svg:height="1.27cm" svg:x="10.412cm" svg:y="3.615cm">
          <text:p text:style-name="P1"><text:span text:style-name="T1">Insert</text:span></text:p>
        </draw:ellipse>
        <draw:ellipse draw:style-name="gr1" draw:text-style-name="P2" draw:layer="layout" svg:width="3.175cm" svg:height="1.27cm" svg:x="14.613cm" svg:y="3.615cm">
          <text:p text:style-name="P1"><text:span text:style-name="T1">Remove</text:span></text:p>
        </draw:ellipse>
        <draw:ellipse draw:style-name="gr1" draw:text-style-name="P2" draw:layer="layout" svg:width="3.175cm" svg:height="1.27cm" svg:x="18.214cm" svg:y="3.615cm">
          <text:p text:style-name="P1"><text:span text:style-name="T1">Clear</text:span></text:p>
        </draw:ellipse>
        <draw:ellipse draw:style-name="gr1" draw:text-style-name="P2" draw:layer="layout" svg:width="2.569cm" svg:height="1.27cm" svg:x="0.511cm" svg:y="5.815cm">
          <text:p text:style-name="P1"><text:span text:style-name="T1">Add</text:span></text:p>
        </draw:ellipse>
        <draw:ellipse draw:style-name="gr1" draw:text-style-name="P2" draw:layer="layout" svg:width="2.569cm" svg:height="1.27cm" svg:x="3.512cm" svg:y="5.815cm">
          <text:p text:style-name="P1"><text:span text:style-name="T1">AddRange</text:span></text:p>
        </draw:ellipse>
        <draw:ellipse draw:style-name="gr1" draw:text-style-name="P1" draw:layer="layout" svg:width="2.569cm" svg:height="1.27cm" svg:x="6.513cm" svg:y="5.815cm">
          <text:p text:style-name="P1">...</text:p>
        </draw:ellipse>
        <draw:ellipse draw:style-name="gr1" draw:text-style-name="P2" draw:layer="layout" svg:width="2.569cm" svg:height="1.27cm" svg:x="15.114cm" svg:y="5.815cm">
          <text:p text:style-name="P1"><text:span text:style-name="T1">Remove</text:span></text:p>
        </draw:ellipse>
        <draw:ellipse draw:style-name="gr1" draw:text-style-name="P1" draw:layer="layout" svg:width="2.569cm" svg:height="1.27cm" svg:x="18.215cm" svg:y="5.815cm">
          <text:p text:style-name="P1">...</text:p>
        </draw:ellipse>
        <draw:ellipse draw:style-name="gr1" draw:text-style-name="P2" draw:layer="layout" svg:width="2.569cm" svg:height="1.27cm" svg:x="0.512cm" svg:y="8.215cm">
          <text:p text:style-name="P1"><text:span text:style-name="T1">AddEdge</text:span></text:p>
        </draw:ellipse>
        <draw:ellipse draw:style-name="gr1" draw:text-style-name="P2" draw:layer="layout" svg:width="4.007cm" svg:height="1.27cm" svg:x="14.375cm" svg:y="8.115cm">
          <text:p text:style-name="P1"><text:span text:style-name="T1">RemoveEdge</text:span></text:p>
        </draw:ellipse>
        <draw:ellipse draw:style-name="gr1" draw:text-style-name="P1" draw:layer="layout" svg:width="2.569cm" svg:height="1.27cm" svg:x="0.511cm" svg:y="10.6cm">
          <text:p text:style-name="P1">...</text:p>
        </draw:ellipse>
        <draw:ellipse draw:style-name="gr1" draw:text-style-name="P1" draw:layer="layout" svg:width="2.569cm" svg:height="1.27cm" svg:x="3.912cm" svg:y="10.6cm">
          <text:p text:style-name="P1">...</text:p>
        </draw:ellipse>
        <draw:line draw:style-name="gr2" draw:text-style-name="P1" draw:layer="layout" svg:x1="8.16cm" svg:y1="1.71cm" svg:x2="3.715cm" svg:y2="3.615cm">
          <text:p/>
        </draw:line>
        <draw:line draw:style-name="gr2" draw:text-style-name="P1" draw:layer="layout" svg:x1="9.461cm" svg:y1="2.111cm" svg:x2="7.525cm" svg:y2="3.615cm">
          <text:p/>
        </draw:line>
        <draw:line draw:style-name="gr2" draw:text-style-name="P1" draw:layer="layout" svg:x1="12.161cm" svg:y1="2.411cm" svg:x2="11.97cm" svg:y2="3.615cm">
          <text:p/>
        </draw:line>
        <draw:line draw:style-name="gr2" draw:text-style-name="P1" draw:layer="layout" svg:x1="15.262cm" svg:y1="2.111cm" svg:x2="16.415cm" svg:y2="3.615cm">
          <text:p/>
        </draw:line>
        <draw:line draw:style-name="gr2" draw:text-style-name="P1" draw:layer="layout" svg:x1="16.263cm" svg:y1="1.411cm" svg:x2="20.025cm" svg:y2="3.715cm">
          <text:p/>
        </draw:line>
        <draw:line draw:style-name="gr2" draw:text-style-name="P1" draw:layer="layout" svg:x1="2.38cm" svg:y1="4.785cm" svg:x2="1.81cm" svg:y2="6.155cm">
          <text:p/>
        </draw:line>
        <draw:line draw:style-name="gr2" draw:text-style-name="P1" draw:layer="layout" svg:x1="3.38cm" svg:y1="4.886cm" svg:x2="3.715cm" svg:y2="6.155cm">
          <text:p/>
        </draw:line>
        <draw:line draw:style-name="gr2" draw:text-style-name="P1" draw:layer="layout" svg:x1="4.981cm" svg:y1="4.487cm" svg:x2="6.89cm" svg:y2="6.155cm">
          <text:p/>
        </draw:line>
        <draw:frame draw:style-name="gr3" draw:text-style-name="P3" draw:layer="layout" svg:width="4.415cm" svg:height="0.725cm" svg:x="0.465cm" svg:y="2.815cm">
          <draw:text-box>
            <text:p><text:span text:style-name="T2">ArrayList, Level 1</text:span></text:p>
          </draw:text-box>
        </draw:frame>
        <draw:frame draw:style-name="gr3" draw:text-style-name="P3" draw:layer="layout" svg:width="5.075cm" svg:height="0.725cm" svg:x="9.53cm" svg:y="6.016cm">
          <draw:text-box>
            <text:p><text:span text:style-name="T2">CollectionBase, Level 2</text:span></text:p>
          </draw:text-box>
        </draw:frame>
        <draw:frame draw:style-name="gr3" draw:text-style-name="P3" draw:layer="layout" svg:width="7.335cm" svg:height="0.725cm" svg:x="4.095cm" svg:y="8.605cm">
          <draw:text-box>
            <text:p><text:span text:style-name="T2">AdjacencyGraph, Level 3</text:span></text:p>
          </draw:text-box>
        </draw:frame>
        <draw:frame draw:style-name="gr3" draw:text-style-name="P3" draw:layer="layout" svg:width="7.958cm" svg:height="1.199cm" svg:x="6.885cm" svg:y="10.745cm">
          <draw:text-box>
            <text:p><text:span text:style-name="T2">UndirectedDepthFirstSearchAlgorithm, Level 4</text:span></text:p>
          </draw:text-box>
        </draw:frame>
        <draw:line draw:style-name="gr2" draw:text-style-name="P1" draw:layer="layout" svg:x1="1.81cm" svg:y1="7.09cm" svg:x2="1.81cm" svg:y2="8.36cm">
          <text:p/>
        </draw:line>
        <draw:line draw:style-name="gr2" draw:text-style-name="P1" draw:layer="layout" svg:x1="1.71cm" svg:y1="9.33cm" svg:x2="1.71cm" svg:y2="10.6cm">
          <text:p/>
        </draw:line>
        <draw:line draw:style-name="gr2" draw:text-style-name="P1" draw:layer="layout" svg:x1="3.11cm" svg:y1="8.93cm" svg:x2="4.985cm" svg:y2="10.6cm">
          <text:p/>
        </draw:line>
        <draw:line draw:style-name="gr2" draw:text-style-name="P1" draw:layer="layout" svg:x1="16.41cm" svg:y1="4.83cm" svg:x2="16.41cm" svg:y2="6.1cm">
          <text:p/>
        </draw:line>
        <draw:line draw:style-name="gr2" draw:text-style-name="P1" draw:layer="layout" svg:x1="17.81cm" svg:y1="4.23cm" svg:x2="18.955cm" svg:y2="6.155cm">
          <text:p/>
        </draw:line>
        <draw:line draw:style-name="gr2" draw:text-style-name="P1" draw:layer="layout" svg:x1="16.41cm" svg:y1="7.13cm" svg:x2="16.41cm" svg:y2="8.4cm">
          <text:p/>
        </draw:line>
        <draw:ellipse draw:style-name="gr1" draw:text-style-name="P1" draw:layer="layout" svg:width="2.569cm" svg:height="1.27cm" svg:x="15.314cm" svg:y="10.715cm">
          <text:p text:style-name="P1">...</text:p>
        </draw:ellipse>
        <draw:line draw:style-name="gr2" draw:text-style-name="P1" draw:layer="layout" svg:x1="16.51cm" svg:y1="9.43cm" svg:x2="16.51cm" svg:y2="10.7cm">
          <text:p/>
        </draw:line>
        <draw:rect draw:style-name="gr4" draw:text-style-name="P1" draw:layer="layout" svg:width="20.955cm" svg:height="2.54cm" svg:x="0.535cm" svg:y="2.54cm">
          <text:p/>
        </draw:rect>
        <draw:rect draw:style-name="gr4" draw:text-style-name="P1" draw:layer="layout" svg:width="20.319cm" svg:height="2.28cm" svg:x="0.535cm" svg:y="5.24cm">
          <text:p/>
        </draw:rect>
        <draw:rect draw:style-name="gr4" draw:text-style-name="P1" draw:layer="layout" svg:width="18.713cm" svg:height="1.885cm" svg:x="0.435cm" svg:y="7.84cm">
          <text:p/>
        </draw:rect>
        <draw:rect draw:style-name="gr4" draw:text-style-name="P1" draw:layer="layout" svg:width="18.712cm" svg:height="1.885cm" svg:x="0.338cm" svg:y="10.335cm">
          <text:p/>
        </draw:rect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8T13:03:04.98</meta:creation-date>
    <meta:editing-duration>PT08H23M13S</meta:editing-duration>
    <meta:editing-cycles>15</meta:editing-cycles>
    <dc:date>2009-10-28T21:54:28.05</dc:date>
    <meta:generator>OpenOffice.org/3.1$Win32 OpenOffice.org_project/310m19$Build-9420</meta:generator>
    <meta:document-statistic meta:object-count="62"/>
  </office:meta>
</office:document-meta>
</file>